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556cm"/>
          <style:tab-stop style:position="16.115cm"/>
          <style:tab-stop style:position="21.936cm"/>
        </style:tab-stops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ff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" style:family="paragraph" style:parent-style-name="Standard">
      <style:text-properties fo:font-size="12pt" fo:language="fr" fo:country="FR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background-color="transparent">
        <style:tab-stops>
          <style:tab-stop style:position="5.556cm"/>
          <style:tab-stop style:position="16.115cm"/>
          <style:tab-stop style:position="21.936cm"/>
        </style:tab-stops>
        <style:background-image/>
      </style:paragraph-properties>
      <style:text-properties style:use-window-font-color="true" style:text-line-through-style="none" style:font-name="Times New Roman" fo:font-size="12pt" fo:language="fr" fo:country="FR" fo:font-style="normal" fo:font-weight="normal" fo:background-color="#ffff00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2pt" fo:language="fr" fo:country="FR" fo:background-color="#99ff33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text-properties fo:font-size="12pt" fo:language="fr" fo:country="FR" fo:background-color="#66ff00" style:font-size-asian="12pt" style:language-asian="zxx" style:country-asian="none" style:font-size-complex="12pt" style:language-complex="zxx" style:country-complex="none"/>
    </style:style>
    <style:style style:name="T1" style:family="text">
      <style:text-properties style:use-window-font-color="true" style:text-line-through-style="none" style:font-name="Times New Roman" fo:font-style="normal" style:text-underline-style="none" fo:font-weight="normal" fo:background-color="transparent" style:font-name-asian="Times New Roman1" style:font-style-asian="normal" style:font-weight-asian="normal" style:font-name-complex="Times New Roman1" style:font-style-complex="normal" style:font-weight-complex="normal"/>
    </style:style>
    <style:style style:name="T2" style:family="text">
      <style:text-properties style:use-window-font-color="true" style:text-line-through-style="none" style:font-name="Times New Roman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rgon : <text:span text:style-name="T2">Potion de soins suprême</text:span> (60 pvs), 1x potion d'antidote</text:p>
      <text:p text:style-name="P2"/>
      <text:p text:style-name="P4">Virgile : 2x Potion de soins majeurs (27 pvs), 1x Larme de Morgana</text:p>
      <text:p text:style-name="P2"/>
      <text:p text:style-name="P4">Ashrian : 1x Potion de soin (total sur cible contact)</text:p>
      <text:p text:style-name="P2"/>
      <text:p text:style-name="P2">Link : 2 x "potion rouge" (35 pvs)</text:p>
      <text:p text:style-name="P2"/>
      <text:p text:style-name="P5">Hiravias : 2x potion 28 pvs, 1 x figurine : lampe en obsidienne</text:p>
      <text:p text:style-name="P2"/>
      <text:p text:style-name="P5">Lantry : 2x potion de soin 18 pvs</text:p>
      <text:p text:style-name="P2"/>
      <text:p text:style-name="P1">Vlad von Carstein : non</text:p>
      <text:p text:style-name="P1"/>
      <text:p text:style-name="P1">Shiba Tsukune : non</text:p>
      <text:p text:style-name="P1"/>
      <text:p text:style-name="P3">Reine Geleeda la blanche : no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58M51S</meta:editing-duration>
    <meta:editing-cycles>9</meta:editing-cycles>
    <meta:generator>OpenOffice/4.1.14$Win32 OpenOffice.org_project/4114m1$Build-9811</meta:generator>
    <dc:date>2023-10-15T18:20:38</dc:date>
    <meta:document-statistic meta:table-count="0" meta:image-count="0" meta:object-count="0" meta:page-count="1" meta:paragraph-count="9" meta:word-count="78" meta:character-count="384"/>
    <meta:user-defined meta:name="Info 1"/>
    <meta:user-defined meta:name="Info 2"/>
    <meta:user-defined meta:name="Info 3"/>
    <meta:user-defined meta:name="Info 4"/>
  </office:meta>
</office:document-meta>
</file>